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7e92" officeooo:paragraph-rsid="000d7e92"/>
    </style:style>
    <style:style style:name="P2" style:family="paragraph" style:parent-style-name="Standard">
      <style:text-properties officeooo:rsid="000f4128" officeooo:paragraph-rsid="000f4128"/>
    </style:style>
    <style:style style:name="P3" style:family="paragraph" style:parent-style-name="Standard">
      <style:text-properties officeooo:rsid="0010bb70" officeooo:paragraph-rsid="0010bb70"/>
    </style:style>
    <style:style style:name="P4" style:family="paragraph" style:parent-style-name="Standard">
      <style:text-properties officeooo:rsid="0012716b" officeooo:paragraph-rsid="0012716b"/>
    </style:style>
    <style:style style:name="P5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6" style:family="paragraph" style:parent-style-name="Standard">
      <style:text-properties fo:color="#d4d4d4" loext:opacity="100%" officeooo:rsid="0017659e" officeooo:paragraph-rsid="0017659e" fo:background-color="#1e1e1e"/>
    </style:style>
    <style:style style:name="P7" style:family="paragraph" style:parent-style-name="Standard">
      <style:text-properties officeooo:rsid="0013f3ba" officeooo:paragraph-rsid="0013f3ba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officeooo:rsid="00150629" officeooo:paragraph-rsid="00150629"/>
    </style:style>
    <style:style style:name="P10" style:family="paragraph" style:parent-style-name="Standard">
      <style:text-properties officeooo:rsid="0016f08b" officeooo:paragraph-rsid="0016f08b"/>
    </style:style>
    <style:style style:name="P11" style:family="paragraph" style:parent-style-name="Standard">
      <style:text-properties officeooo:rsid="0016f08b" officeooo:paragraph-rsid="00172a13"/>
    </style:style>
    <style:style style:name="P12" style:family="paragraph" style:parent-style-name="Standard">
      <style:text-properties officeooo:rsid="0017659e" officeooo:paragraph-rsid="0017659e"/>
    </style:style>
    <style:style style:name="P13" style:family="paragraph" style:parent-style-name="Standard">
      <style:text-properties officeooo:rsid="0018acb8" officeooo:paragraph-rsid="0018acb8"/>
    </style:style>
    <style:style style:name="T1" style:family="text">
      <style:text-properties officeooo:rsid="0012716b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d4d4d4" loext:opacity="100%" style:font-name="Consolas" fo:font-size="10.5pt" fo:font-weight="normal" fo:background-color="#1e1e1e" loext:char-shading-value="0"/>
    </style:style>
    <style:style style:name="T4" style:family="text">
      <style:text-properties fo:color="#d4d4d4" loext:opacity="100%" fo:background-color="#1e1e1e" loext:char-shading-value="0"/>
    </style:style>
    <style:style style:name="T5" style:family="text">
      <style:text-properties officeooo:rsid="0013f3ba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c586c0" loext:opacity="100%" style:font-name="Consolas" fo:font-size="10.5pt" fo:font-weight="normal"/>
    </style:style>
    <style:style style:name="T10" style:family="text">
      <style:text-properties officeooo:rsid="00172a13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Creazione progetto</text:p>
      <text:p text:style-name="P1"/>
      <text:p text:style-name="P1">composer create-project --prefer-dist laravel/laravel:^8.2.0(numero versione di laravel che si vuole installare) NameProject</text:p>
      <text:p text:style-name="P1"/>
      <text:p text:style-name="P1">es. con v8.2.0</text:p>
      <text:p text:style-name="P1">composer create-project --prefer-dist laravel/laravel:^8.2.0 Nameproject</text:p>
      <text:p text:style-name="P1"/>
      <text:p text:style-name="P2">Bisogno di aiuto?</text:p>
      <text:p text:style-name="P2">php artisan –help</text:p>
      <text:p text:style-name="P2">php artisan list</text:p>
      <text:p text:style-name="P2"/>
      <text:p text:style-name="P3">2-Creare Controller</text:p>
      <text:p text:style-name="P3"/>
      <text:p text:style-name="P3">php artisan make:controller NomeController</text:p>
      <text:p text:style-name="P3"/>
      <text:p text:style-name="P3">php artisan make:controller <text:span text:style-name="T1">Nome</text:span>Controller –help <text:span text:style-name="T1">per ottenere lista aiuti su controller</text:span></text:p>
      <text:p text:style-name="P3"/>
      <text:p text:style-name="P4">Dopo aver creato il controller va importato dentro web.php cosi</text:p>
      <text:p text:style-name="P4"/>
      <text:p text:style-name="Standard">use App\Http\Controllers\<text:span text:style-name="T1">Nome</text:span>Controller; </text:p>
      <text:p text:style-name="Standard"/>
      <text:p text:style-name="P4">ovvero importando il path dove si trova il controller;</text:p>
      <text:p text:style-name="P4"/>
      <text:p text:style-name="P7">e creando una nuova route</text:p>
      <text:p text:style-name="P7"/>
      <text:p text:style-name="Standard">Route::get('/<text:span text:style-name="T5">endpoints</text:span>', [<text:span text:style-name="T5">Nome</text:span>Controller::class, '<text:span text:style-name="T5">funzionechechiamiamodalcontroller</text:span>']);</text:p>
      <text:p text:style-name="Standard"/>
      <text:p text:style-name="Standard"><text:span text:style-name="T5">es.</text:span>Route::get('/products', [ProductsController::class, 'index']);</text:p>
      <text:p text:style-name="P7"/>
      <text:p text:style-name="P10">Con Laravel 8 si puó anche chiamare cosi</text:p>
      <text:p text:style-name="P11">Route::get(‘/<text:span text:style-name="T10">endpoints</text:span>’, ‘App\Http\Controllers\<text:span text:style-name="T10">Nome</text:span>Controller@<text:span text:style-name="T10">funzionechechiamo</text:span>’);</text:p>
      <text:p text:style-name="P10">Route::get(‘/products’, ‘App\Http\Controllers\ProductsController@index’);</text:p>
      <text:p text:style-name="P10"/>
      <text:p text:style-name="P7">Dentro questa rotta chiamiamo con un metodo get l’endpoint che c’interessa e gli passiamo una classe dal controller e la funzione che chiamiamo dal controller</text:p>
      <text:p text:style-name="P7"/>
      <text:p text:style-name="P9">Fatto ció vado dentro il controller e creo la funzione che mi serve index in questo caso, questa non fa altro che ritornare il path della pagina che mi serve</text:p>
      <text:p text:style-name="P9"/>
      <text:p text:style-name="Standard"><text:s text:c="4"/>public function index() {</text:p>
      <text:p text:style-name="Standard"><text:s text:c="6"/>return view('products.index');</text:p>
      <text:p text:style-name="Standard"><text:s text:c="4"/>}</text:p>
      <text:p text:style-name="P9">creo la funzione pubblica index che mostra la pagina index dentro la cartella products, cartella products va dentro views</text:p>
      <text:p text:style-name="P7"/>
      <text:p text:style-name="P12">Posso passare variabili da dentro metodo o con compact se devo passarne multipli</text:p>
      <text:p text:style-name="P12"/>
      <text:p text:style-name="P6">    <text:span text:style-name="T2">public</text:span><text:span text:style-name="T8"> </text:span><text:span text:style-name="T2">function</text:span><text:span text:style-name="T8"> </text:span><text:span text:style-name="T6">index</text:span><text:span text:style-name="T8">() {</text:span></text:p>
      <text:p text:style-name="P5">        <text:span text:style-name="T11">$title</text:span><text:span text:style-name="T8"> = </text:span><text:span text:style-name="T7">"Welcome to my Laravel 8 Course"</text:span><text:span text:style-name="T8">;</text:span></text:p>
      <text:p text:style-name="P5">        <text:span text:style-name="T11">$description</text:span><text:span text:style-name="T8"> = </text:span><text:span text:style-name="T7">"Created by me"</text:span><text:span text:style-name="T8">;</text:span></text:p>
      <text:p text:style-name="P5"><text:span text:style-name="T8"/></text:p>
      <text:p text:style-name="P8"><text:soft-page-break/></text:p>
      <text:p text:style-name="P5">        <text:span text:style-name="T12"> return view('products.index', </text:span></text:p>
      <text:p text:style-name="P5">        <text:span text:style-name="T12"> compact('title','description'));</text:span></text:p>
      <text:p text:style-name="P5"><text:span text:style-name="T12"/></text:p>
      <text:p text:style-name="P5">    <text:span text:style-name="T8">}</text:span></text:p>
      <text:p text:style-name="P12"/>
      <text:p text:style-name="P12">o con view per metodo singolo o array</text:p>
      <text:p text:style-name="P12"/>
      <text:p text:style-name="P6">    <text:span text:style-name="T2">public</text:span><text:span text:style-name="T8"> </text:span><text:span text:style-name="T2">function</text:span><text:span text:style-name="T8"> </text:span><text:span text:style-name="T6">index</text:span><text:span text:style-name="T8">() {</text:span></text:p>
      <text:p text:style-name="P5"><text:span text:style-name="T8"/></text:p>
      <text:p text:style-name="P5">        <text:span text:style-name="T11">$data</text:span><text:span text:style-name="T8"> = [</text:span></text:p>
      <text:p text:style-name="P5">            <text:span text:style-name="T7">'productOne'</text:span><text:span text:style-name="T8"> =&gt; </text:span><text:span text:style-name="T7">'iPhone'</text:span><text:span text:style-name="T8">,</text:span></text:p>
      <text:p text:style-name="P5">            <text:span text:style-name="T7">'productTwo'</text:span><text:span text:style-name="T8"> =&gt; </text:span><text:span text:style-name="T7">'Samsung'</text:span></text:p>
      <text:p text:style-name="P5">        <text:span text:style-name="T8">];</text:span></text:p>
      <text:p text:style-name="P8"/>
      <text:p text:style-name="P5"><text:span text:style-name="T12"/></text:p>
      <text:p text:style-name="P8"/>
      <text:p text:style-name="P5">        <text:span text:style-name="T12"> return view('products.index')-&gt;with('data', $data);</text:span></text:p>
      <text:p text:style-name="P8"/>
      <text:p text:style-name="P5"><text:span text:style-name="T8"/></text:p>
      <text:p text:style-name="P5">    <text:span text:style-name="T8">}</text:span></text:p>
      <text:p text:style-name="P12"/>
      <text:p text:style-name="P12">o direttamente da dentro metodo</text:p>
      <text:p text:style-name="P12"/>
      <text:p text:style-name="P6">    <text:span text:style-name="T2">public</text:span><text:span text:style-name="T8"> </text:span><text:span text:style-name="T2">function</text:span><text:span text:style-name="T8"> </text:span><text:span text:style-name="T6">index</text:span><text:span text:style-name="T8">() {</text:span></text:p>
      <text:p text:style-name="P5">        <text:span text:style-name="T11">$title</text:span><text:span text:style-name="T8"> = </text:span><text:span text:style-name="T7">"Welcome to my Laravel 8 Course"</text:span><text:span text:style-name="T8">;</text:span></text:p>
      <text:p text:style-name="P5">        <text:span text:style-name="T11">$description</text:span><text:span text:style-name="T8"> = </text:span><text:span text:style-name="T7">"Created by me"</text:span><text:span text:style-name="T8">;</text:span></text:p>
      <text:p text:style-name="P5">        <text:span text:style-name="T11">$data</text:span><text:span text:style-name="T8"> = [</text:span></text:p>
      <text:p text:style-name="P5">            <text:span text:style-name="T7">'productOne'</text:span><text:span text:style-name="T8"> =&gt; </text:span><text:span text:style-name="T7">'iPhone'</text:span><text:span text:style-name="T8">,</text:span></text:p>
      <text:p text:style-name="P5">            <text:span text:style-name="T7">'productTwo'</text:span><text:span text:style-name="T8"> =&gt; </text:span><text:span text:style-name="T7">'Samsung'</text:span></text:p>
      <text:p text:style-name="P8"><text:span text:style-name="T4">        </text:span><text:span text:style-name="T3">];</text:span></text:p>
      <text:p text:style-name="P5">        <text:span text:style-name="T9">return</text:span><text:span text:style-name="T8"> </text:span><text:span text:style-name="T6">view</text:span><text:span text:style-name="T8">(</text:span><text:span text:style-name="T7">'products.index'</text:span><text:span text:style-name="T8">, [</text:span></text:p>
      <text:p text:style-name="P5">            <text:span text:style-name="T7">'data'</text:span><text:span text:style-name="T8"> =&gt; </text:span><text:span text:style-name="T11">$data</text:span></text:p>
      <text:p text:style-name="P5">        <text:span text:style-name="T8">]);</text:span></text:p>
      <text:p text:style-name="P5">    <text:span text:style-name="T8">}</text:span></text:p>
      <text:p text:style-name="P12"/>
      <text:p text:style-name="P13">ovviamente dentro blade uso o {{$nomevariabile}} per variabile o foreach per array per mostrare i dat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1T19:23:56.347000000</dc:date>
    <meta:editing-duration>PT2H28M16S</meta:editing-duration>
    <meta:editing-cycles>9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53" meta:word-count="291" meta:character-count="2413" meta:non-whitespace-character-count="1970"/>
  </office:meta>
</office:document-meta>
</file>